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ff4000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1cm" draw:marker-start-width="0.215cm" draw:marker-end-width="0.215cm" draw:fill="solid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textarea-horizontal-align="justify" draw:textarea-vertical-align="middle" draw:auto-grow-height="false" fo:min-height="0.17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7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72cm" fo:min-width="0cm"/>
      <style:paragraph-properties style:writing-mode="lr-tb"/>
    </style:style>
    <style:style style:name="gr6" style:family="graphic" style:parent-style-name="objectwithoutfill">
      <style:graphic-properties draw:stroke="solid" draw:stroke-dash="Fine_20_Dashed"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Fine_20_Dashed"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7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.224cm" svg:height="2.526cm" svg:x="0.036cm" svg:y="2.635cm" draw:kind="arc" draw:start-angle="271.39" draw:end-angle="82.79">
          <text:p/>
        </draw:ellipse>
        <draw:ellipse draw:style-name="gr1" draw:text-style-name="P1" draw:layer="layout" svg:width="1.224cm" svg:height="2.526cm" svg:x="1.136cm" svg:y="2.635cm" draw:kind="arc" draw:start-angle="271.39" draw:end-angle="82.79">
          <text:p/>
        </draw:ellipse>
        <draw:ellipse draw:style-name="gr1" draw:text-style-name="P1" draw:layer="layout" svg:width="1.224cm" svg:height="2.526cm" svg:x="2.336cm" svg:y="2.635cm" draw:kind="arc" draw:start-angle="271.39" draw:end-angle="82.79">
          <text:p/>
        </draw:ellipse>
        <draw:ellipse draw:style-name="gr1" draw:text-style-name="P1" draw:layer="layout" svg:width="1.224cm" svg:height="2.526cm" svg:x="3.636cm" svg:y="2.635cm" draw:kind="arc" draw:start-angle="271.39" draw:end-angle="82.79">
          <text:p/>
        </draw:ellipse>
        <draw:ellipse draw:style-name="gr1" draw:text-style-name="P1" draw:layer="layout" svg:width="1.224cm" svg:height="2.526cm" svg:x="4.736cm" svg:y="2.635cm" draw:kind="arc" draw:start-angle="271.39" draw:end-angle="82.79">
          <text:p/>
        </draw:ellipse>
        <draw:ellipse draw:style-name="gr1" draw:text-style-name="P1" draw:layer="layout" svg:width="1.224cm" svg:height="2.526cm" svg:x="5.936cm" svg:y="2.635cm" draw:kind="arc" draw:start-angle="271.39" draw:end-angle="82.79">
          <text:p/>
        </draw:ellipse>
        <draw:ellipse draw:style-name="gr1" draw:text-style-name="P1" draw:layer="layout" svg:width="1.224cm" svg:height="2.526cm" svg:x="7.236cm" svg:y="2.635cm" draw:kind="arc" draw:start-angle="271.39" draw:end-angle="82.79">
          <text:p/>
        </draw:ellipse>
        <draw:line draw:style-name="gr2" draw:text-style-name="P2" draw:layer="layout" svg:x1="7.857cm" svg:y1="1.447cm" svg:x2="7.857cm" svg:y2="8.609cm">
          <text:p/>
        </draw:line>
        <draw:line draw:style-name="gr2" draw:text-style-name="P2" draw:layer="layout" svg:x1="1.863cm" svg:y1="1.447cm" svg:x2="1.863cm" svg:y2="8.609cm">
          <text:p/>
        </draw:line>
        <draw:line draw:style-name="gr2" draw:text-style-name="P2" draw:layer="layout" svg:x1="3.062cm" svg:y1="1.447cm" svg:x2="3.062cm" svg:y2="8.609cm">
          <text:p/>
        </draw:line>
        <draw:line draw:style-name="gr2" draw:text-style-name="P2" draw:layer="layout" svg:x1="4.26cm" svg:y1="1.447cm" svg:x2="4.26cm" svg:y2="8.609cm">
          <text:p/>
        </draw:line>
        <draw:line draw:style-name="gr2" draw:text-style-name="P2" draw:layer="layout" svg:x1="5.459cm" svg:y1="1.447cm" svg:x2="5.459cm" svg:y2="8.609cm">
          <text:p/>
        </draw:line>
        <draw:line draw:style-name="gr2" draw:text-style-name="P2" draw:layer="layout" svg:x1="6.658cm" svg:y1="1.447cm" svg:x2="6.658cm" svg:y2="8.609cm">
          <text:p/>
        </draw:line>
        <draw:line draw:style-name="gr2" draw:text-style-name="P2" draw:layer="layout" svg:x1="0.664cm" svg:y1="8.609cm" svg:x2="7.857cm" svg:y2="8.609cm">
          <text:p/>
        </draw:line>
        <draw:line draw:style-name="gr2" draw:text-style-name="P2" draw:layer="layout" svg:x1="0.664cm" svg:y1="7.416cm" svg:x2="7.857cm" svg:y2="7.416cm">
          <text:p/>
        </draw:line>
        <draw:line draw:style-name="gr2" draw:text-style-name="P2" draw:layer="layout" svg:x1="0.664cm" svg:y1="6.224cm" svg:x2="7.857cm" svg:y2="6.224cm">
          <text:p/>
        </draw:line>
        <draw:line draw:style-name="gr2" draw:text-style-name="P2" draw:layer="layout" svg:x1="0.664cm" svg:y1="5.031cm" svg:x2="7.857cm" svg:y2="5.031cm">
          <text:p/>
        </draw:line>
        <draw:line draw:style-name="gr2" draw:text-style-name="P2" draw:layer="layout" svg:x1="0.664cm" svg:y1="3.838cm" svg:x2="7.857cm" svg:y2="3.838cm">
          <text:p/>
        </draw:line>
        <draw:line draw:style-name="gr2" draw:text-style-name="P2" draw:layer="layout" svg:x1="0.664cm" svg:y1="2.645cm" svg:x2="7.857cm" svg:y2="2.645cm">
          <text:p/>
        </draw:line>
        <draw:line draw:style-name="gr2" draw:text-style-name="P2" draw:layer="layout" svg:x1="0.664cm" svg:y1="1.452cm" svg:x2="7.857cm" svg:y2="1.452cm">
          <text:p/>
        </draw:line>
        <draw:line draw:style-name="gr2" draw:text-style-name="P2" draw:layer="layout" svg:x1="0.664cm" svg:y1="1.447cm" svg:x2="0.664cm" svg:y2="8.609cm">
          <text:p/>
        </draw:line>
        <draw:custom-shape draw:style-name="gr3" draw:text-style-name="P3" draw:layer="layout" svg:width="0.599cm" svg:height="0.596cm" svg:x="1.549cm" svg:y="1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2.749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3.949cm" svg:y="1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5.149cm" svg:y="1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6.349cm" svg:y="1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99cm" svg:height="0.596cm" svg:x="7.549cm" svg:y="1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0.351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.863cm" svg:y1="2.645cm" svg:x2="1.863cm" svg:y2="5.031cm">
          <text:p/>
        </draw:line>
        <draw:custom-shape draw:style-name="gr4" draw:text-style-name="P3" draw:layer="layout" svg:width="0.599cm" svg:height="0.597cm" svg:x="1.55cm" svg:y="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.063cm" svg:y1="2.645cm" svg:x2="3.063cm" svg:y2="5.031cm">
          <text:p/>
        </draw:line>
        <draw:custom-shape draw:style-name="gr4" draw:text-style-name="P3" draw:layer="layout" svg:width="0.599cm" svg:height="0.597cm" svg:x="2.75cm" svg:y="2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263cm" svg:y1="2.645cm" svg:x2="4.263cm" svg:y2="5.031cm">
          <text:p/>
        </draw:line>
        <draw:custom-shape draw:style-name="gr3" draw:text-style-name="P3" draw:layer="layout" svg:width="0.599cm" svg:height="0.596cm" svg:x="3.95cm" svg:y="2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463cm" svg:y1="2.645cm" svg:x2="5.463cm" svg:y2="5.031cm">
          <text:p/>
        </draw:line>
        <draw:custom-shape draw:style-name="gr3" draw:text-style-name="P3" draw:layer="layout" svg:width="0.599cm" svg:height="0.596cm" svg:x="5.15cm" svg:y="2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63cm" svg:y1="2.645cm" svg:x2="6.663cm" svg:y2="5.031cm">
          <text:p/>
        </draw:line>
        <draw:custom-shape draw:style-name="gr3" draw:text-style-name="P3" draw:layer="layout" svg:width="0.599cm" svg:height="0.596cm" svg:x="6.35cm" svg:y="2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7.863cm" svg:y1="2.645cm" svg:x2="7.863cm" svg:y2="5.031cm">
          <text:p text:style-name="P1"/>
        </draw:line>
        <draw:custom-shape draw:style-name="gr8" draw:text-style-name="P4" draw:layer="layout" svg:width="0.599cm" svg:height="0.597cm" svg:x="7.55cm" svg:y="2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663cm" svg:y1="2.645cm" svg:x2="0.663cm" svg:y2="5.031cm">
          <text:p/>
        </draw:line>
        <draw:custom-shape draw:style-name="gr4" draw:text-style-name="P3" draw:layer="layout" svg:width="0.6cm" svg:height="0.597cm" svg:x="0.352cm" svg:y="2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1.551cm" svg:y="3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2.751cm" svg:y="3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3.951cm" svg:y="3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5.151cm" svg:y="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6.351cm" svg:y="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597cm" svg:x="7.551cm" svg:y="3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cm" svg:height="0.597cm" svg:x="0.353cm" svg:y="3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cm" svg:height="0.597cm" svg:x="1.552cm" svg:y="4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2.752cm" svg:y="4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3.952cm" svg:y="4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5.152cm" svg:y="4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cm" svg:height="0.597cm" svg:x="6.352cm" svg:y="4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597cm" svg:x="7.552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0.355cm" svg:y="4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cm" svg:height="0.597cm" svg:x="1.553cm" svg:y="5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2.753cm" svg:y="5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3.953cm" svg:y="5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5.154cm" svg:y="5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6.354cm" svg:y="5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99cm" svg:height="0.597cm" svg:x="7.554cm" svg:y="5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0.356cm" svg:y="5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1.555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2.755cm" svg:y="7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3.955cm" svg:y="7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5.155cm" svg:y="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6.355cm" svg:y="7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99cm" svg:height="0.596cm" svg:x="7.555cm" svg:y="7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0.357cm" svg:y="7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1.556cm" svg:y="8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9cm" svg:height="0.596cm" svg:x="2.756cm" svg:y="8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3.956cm" svg:y="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5.156cm" svg:y="8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99cm" svg:height="0.597cm" svg:x="6.356cm" svg:y="8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99cm" svg:height="0.596cm" svg:x="7.556cm" svg:y="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596cm" svg:x="0.358cm" svg:y="8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82cm" svg:height="0.962cm" svg:x="8.617cm" svg:y="3.294cm">
          <draw:text-box>
            <text:p>k</text:p>
          </draw:text-box>
        </draw:frame>
        <draw:frame draw:style-name="gr9" draw:text-style-name="P6" draw:layer="layout" svg:width="1.543cm" svg:height="0.962cm" svg:x="8.617cm" svg:y="2.151cm">
          <draw:text-box>
            <text:p>k+1</text:p>
          </draw:text-box>
        </draw:frame>
        <draw:frame draw:style-name="gr9" draw:text-style-name="P6" draw:layer="layout" svg:width="1.383cm" svg:height="0.962cm" svg:x="8.617cm" svg:y="4.561cm">
          <draw:text-box>
            <text:p>k-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2a609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6cm" fo:margin-left="0.012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7T21:05:50.495648135</meta:creation-date>
    <dc:date>2020-05-07T21:29:56.317722322</dc:date>
    <meta:editing-duration>PT21M35S</meta:editing-duration>
    <meta:editing-cycles>3</meta:editing-cycles>
    <meta:generator>LibreOffice/6.3.5.2$Linux_X86_64 LibreOffice_project/30$Build-2</meta:generator>
    <meta:document-statistic meta:object-count="80"/>
  </office:meta>
</office:document-meta>
</file>